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9445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hicago Fire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Park</text:p>
          </table:table-cell>
          <table:table-cell office:value-type="float" office:value="20000">
            <text:p>20000</text:p>
          </table:table-cell>
          <table:table-cell office:value-type="float" office:value="41.7648273">
            <text:p>41.7648273</text:p>
          </table:table-cell>
          <table:table-cell office:value-type="float" office:value="-87.806134">
            <text:p>-87.80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rado Rapids</text:p>
          </table:table-cell>
          <table:table-cell office:value-type="string">
            <text:p>Commerc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Dick's Sporting Goods Park</text:p>
          </table:table-cell>
          <table:table-cell office:value-type="float" office:value="18086">
            <text:p>18086</text:p>
          </table:table-cell>
          <table:table-cell office:value-type="float" office:value="39.8056867">
            <text:p>39.8056867</text:p>
          </table:table-cell>
          <table:table-cell office:value-type="float" office:value="-104.8918117">
            <text:p>-104.89181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lumbus Crew SC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Mapfre Stadium</text:p>
          </table:table-cell>
          <table:table-cell office:value-type="float" office:value="20145">
            <text:p>20145</text:p>
          </table:table-cell>
          <table:table-cell office:value-type="float" office:value="40.009082">
            <text:p>40.009082</text:p>
          </table:table-cell>
          <table:table-cell office:value-type="float" office:value="-82.991228">
            <text:p>-82.991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.C. United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FK Stadium</text:p>
          </table:table-cell>
          <table:table-cell office:value-type="float" office:value="20000">
            <text:p>20000</text:p>
          </table:table-cell>
          <table:table-cell office:value-type="float" office:value="38.889451">
            <text:p>38.889451</text:p>
          </table:table-cell>
          <table:table-cell office:value-type="float" office:value="-76.9722271">
            <text:p>-76.9722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C Dallas</text:p>
          </table:table-cell>
          <table:table-cell office:value-type="string">
            <text:p>Frisc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oyota Stadium</text:p>
          </table:table-cell>
          <table:table-cell office:value-type="float" office:value="20500">
            <text:p>20500</text:p>
          </table:table-cell>
          <table:table-cell office:value-type="float" office:value="33.1543339">
            <text:p>33.1543339</text:p>
          </table:table-cell>
          <table:table-cell office:value-type="float" office:value="-96.8351719">
            <text:p>-96.83517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uston Dynamo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BBVA Compass Stadium</text:p>
          </table:table-cell>
          <table:table-cell office:value-type="float" office:value="22039">
            <text:p>22039</text:p>
          </table:table-cell>
          <table:table-cell office:value-type="float" office:value="29.7521988">
            <text:p>29.7521988</text:p>
          </table:table-cell>
          <table:table-cell office:value-type="float" office:value="-95.3524146">
            <text:p>-95.352414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os Angeles Galaxy</text:p>
          </table:table-cell>
          <table:table-cell office:value-type="string">
            <text:p>Carson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StubHub Center</text:p>
          </table:table-cell>
          <table:table-cell office:value-type="float" office:value="27000">
            <text:p>27000</text:p>
          </table:table-cell>
          <table:table-cell office:value-type="float" office:value="33.8643378">
            <text:p>33.8643378</text:p>
          </table:table-cell>
          <table:table-cell office:value-type="float" office:value="-118.2611224">
            <text:p>-118.26112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ontreal Impact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Saputo Stadium</text:p>
          </table:table-cell>
          <table:table-cell office:value-type="float" office:value="20801">
            <text:p>20801</text:p>
          </table:table-cell>
          <table:table-cell office:value-type="float" office:value="45.5622947">
            <text:p>45.5622947</text:p>
          </table:table-cell>
          <table:table-cell office:value-type="float" office:value="-73.5530323">
            <text:p>-73.553032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ew England Revolution</text:p>
          </table:table-cell>
          <table:table-cell office:value-type="string">
            <text:p>Foxborough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Gillette Stadium</text:p>
          </table:table-cell>
          <table:table-cell office:value-type="float" office:value="20000">
            <text:p>20000</text:p>
          </table:table-cell>
          <table:table-cell office:value-type="float" office:value="42.0909458">
            <text:p>42.0909458</text:p>
          </table:table-cell>
          <table:table-cell office:value-type="float" office:value="-71.2643465">
            <text:p>-71.26434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 York City FC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Yankee Stadium</text:p>
          </table:table-cell>
          <table:table-cell office:value-type="float" office:value="30000">
            <text:p>30000</text:p>
          </table:table-cell>
          <table:table-cell office:value-type="float" office:value="40.829642">
            <text:p>40.829642</text:p>
          </table:table-cell>
          <table:table-cell office:value-type="float" office:value="-73.9261745">
            <text:p>-73.92617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 Red Bulls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ed Bull Arena</text:p>
          </table:table-cell>
          <table:table-cell office:value-type="float" office:value="25000">
            <text:p>25000</text:p>
          </table:table-cell>
          <table:table-cell office:value-type="float" office:value="40.7369888">
            <text:p>40.7369888</text:p>
          </table:table-cell>
          <table:table-cell office:value-type="float" office:value="-74.1496956">
            <text:p>-74.14969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lando City SC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itrus Bowl</text:p>
          </table:table-cell>
          <table:table-cell office:value-type="float" office:value="19500">
            <text:p>19500</text:p>
          </table:table-cell>
          <table:table-cell office:value-type="float" office:value="28.5390409">
            <text:p>28.5390409</text:p>
          </table:table-cell>
          <table:table-cell office:value-type="float" office:value="-81.4027449">
            <text:p>-81.402744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hiladelphia Union</text:p>
          </table:table-cell>
          <table:table-cell office:value-type="string">
            <text:p>Chester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Talen Energy Stadium</text:p>
          </table:table-cell>
          <table:table-cell office:value-type="float" office:value="18500">
            <text:p>18500</text:p>
          </table:table-cell>
          <table:table-cell office:value-type="float" office:value="39.8327671">
            <text:p>39.8327671</text:p>
          </table:table-cell>
          <table:table-cell office:value-type="float" office:value="-75.3784346">
            <text:p>-75.37843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ortland Timbers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Providence Park</text:p>
          </table:table-cell>
          <table:table-cell office:value-type="float" office:value="21144">
            <text:p>21144</text:p>
          </table:table-cell>
          <table:table-cell office:value-type="float" office:value="45.5215978">
            <text:p>45.5215978</text:p>
          </table:table-cell>
          <table:table-cell office:value-type="float" office:value="-122.6916811">
            <text:p>-122.691681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eal Salt Lake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Rio Tinto Stadium</text:p>
          </table:table-cell>
          <table:table-cell office:value-type="float" office:value="20213">
            <text:p>20213</text:p>
          </table:table-cell>
          <table:table-cell office:value-type="float" office:value="40.5829314">
            <text:p>40.5829314</text:p>
          </table:table-cell>
          <table:table-cell office:value-type="float" office:value="-111.8933608">
            <text:p>-111.89336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an Jose Earthquakes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Avaya Stadium</text:p>
          </table:table-cell>
          <table:table-cell office:value-type="float" office:value="18000">
            <text:p>18000</text:p>
          </table:table-cell>
          <table:table-cell office:value-type="float" office:value="37.3512567">
            <text:p>37.3512567</text:p>
          </table:table-cell>
          <table:table-cell office:value-type="float" office:value="-121.9253289">
            <text:p>-121.925328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eattle Sounders FC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enturyLink Field</text:p>
          </table:table-cell>
          <table:table-cell office:value-type="float" office:value="40000">
            <text:p>40000</text:p>
          </table:table-cell>
          <table:table-cell office:value-type="float" office:value="47.5951518">
            <text:p>47.5951518</text:p>
          </table:table-cell>
          <table:table-cell office:value-type="float" office:value="-122.3316393">
            <text:p>-122.33163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porting Kansas City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Major League Soccer</text:p>
          </table:table-cell>
          <table:table-cell office:value-type="string">
            <text:p>Children's Mercy Park</text:p>
          </table:table-cell>
          <table:table-cell office:value-type="float" office:value="18467">
            <text:p>18467</text:p>
          </table:table-cell>
          <table:table-cell office:value-type="float" office:value="39.1214043">
            <text:p>39.1214043</text:p>
          </table:table-cell>
          <table:table-cell office:value-type="float" office:value="-94.8233414">
            <text:p>-94.82334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ronto FC</text:p>
          </table:table-cell>
          <table:table-cell office:value-type="string">
            <text:p>Toronto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MO Field</text:p>
          </table:table-cell>
          <table:table-cell office:value-type="float" office:value="30991">
            <text:p>30991</text:p>
          </table:table-cell>
          <table:table-cell office:value-type="float" office:value="43.6331399">
            <text:p>43.6331399</text:p>
          </table:table-cell>
          <table:table-cell office:value-type="float" office:value="-79.4187182">
            <text:p>-79.41871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ncouver Whitecaps FC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  <table:table-cell office:value-type="string">
            <text:p>Major League Soccer</text:p>
          </table:table-cell>
          <table:table-cell office:value-type="string">
            <text:p>BC Place</text:p>
          </table:table-cell>
          <table:table-cell office:value-type="float" office:value="22500">
            <text:p>22500</text:p>
          </table:table-cell>
          <table:table-cell office:value-type="float" office:value="49.27675">
            <text:p>49.27675</text:p>
          </table:table-cell>
          <table:table-cell office:value-type="float" office:value="-123.111999">
            <text:p>-123.11199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.F.C. Bournemouth</text:p>
          </table:table-cell>
          <table:table-cell office:value-type="string">
            <text:p>Bournemout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Dean Court</text:p>
          </table:table-cell>
          <table:table-cell office:value-type="float" office:value="11700">
            <text:p>11700</text:p>
          </table:table-cell>
          <table:table-cell office:value-type="float" office:value="50.735278">
            <text:p>50.735278</text:p>
          </table:table-cell>
          <table:table-cell office:value-type="float" office:value="-1.838333">
            <text:p>-1.838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senal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mirates Stadium</text:p>
          </table:table-cell>
          <table:table-cell office:value-type="float" office:value="60272">
            <text:p>60272</text:p>
          </table:table-cell>
          <table:table-cell office:value-type="float" office:value="51.555">
            <text:p>51.555</text:p>
          </table:table-cell>
          <table:table-cell office:value-type="float" office:value="-0.108611">
            <text:p>-0.1086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ton Villa</text:p>
          </table:table-cell>
          <table:table-cell office:value-type="string">
            <text:p>Birmingham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lla Park</text:p>
          </table:table-cell>
          <table:table-cell office:value-type="float" office:value="42682">
            <text:p>42682</text:p>
          </table:table-cell>
          <table:table-cell office:value-type="float" office:value="52.509167">
            <text:p>52.509167</text:p>
          </table:table-cell>
          <table:table-cell office:value-type="float" office:value="-1.884722">
            <text:p>-1.8847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elsea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mford Bridge</text:p>
          </table:table-cell>
          <table:table-cell office:value-type="float" office:value="41798">
            <text:p>41798</text:p>
          </table:table-cell>
          <table:table-cell office:value-type="float" office:value="51.481667">
            <text:p>51.481667</text:p>
          </table:table-cell>
          <table:table-cell office:value-type="float" office:value="-0.191111">
            <text:p>-0.19111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rystal Palace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elhurst Park</text:p>
          </table:table-cell>
          <table:table-cell office:value-type="float" office:value="26309">
            <text:p>26309</text:p>
          </table:table-cell>
          <table:table-cell office:value-type="float" office:value="51.398333">
            <text:p>51.398333</text:p>
          </table:table-cell>
          <table:table-cell office:value-type="float" office:value="-0.085556">
            <text:p>-0.08555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Everton</text:p>
          </table:table-cell>
          <table:table-cell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Goodison Park</text:p>
          </table:table-cell>
          <table:table-cell office:value-type="float" office:value="39571">
            <text:p>39571</text:p>
          </table:table-cell>
          <table:table-cell office:value-type="float" office:value="53.438889">
            <text:p>53.438889</text:p>
          </table:table-cell>
          <table:table-cell office:value-type="float" office:value="-2.966389">
            <text:p>-2.96638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icester City</text:p>
          </table:table-cell>
          <table:table-cell office:value-type="string">
            <text:p>Leic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King Power Stadium</text:p>
          </table:table-cell>
          <table:table-cell office:value-type="float" office:value="32500">
            <text:p>32500</text:p>
          </table:table-cell>
          <table:table-cell office:value-type="float" office:value="52.620278">
            <text:p>52.620278</text:p>
          </table:table-cell>
          <table:table-cell office:value-type="float" office:value="-1.142222">
            <text:p>-1.14222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string">
            <text:p>Liverpool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Anfield</text:p>
          </table:table-cell>
          <table:table-cell office:value-type="float" office:value="45276">
            <text:p>45276</text:p>
          </table:table-cell>
          <table:table-cell office:value-type="float" office:value="53.430833">
            <text:p>53.430833</text:p>
          </table:table-cell>
          <table:table-cell office:value-type="float" office:value="-2.960833">
            <text:p>-2.96083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nchester City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Etihad Stadium</text:p>
          </table:table-cell>
          <table:table-cell office:value-type="float" office:value="55000">
            <text:p>55000</text:p>
          </table:table-cell>
          <table:table-cell office:value-type="float" office:value="53.483056">
            <text:p>53.483056</text:p>
          </table:table-cell>
          <table:table-cell office:value-type="float" office:value="-2.200278">
            <text:p>-2.20027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anchester United</text:p>
          </table:table-cell>
          <table:table-cell office:value-type="string">
            <text:p>Manchester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Old Trafford</text:p>
          </table:table-cell>
          <table:table-cell office:value-type="float" office:value="75635">
            <text:p>75635</text:p>
          </table:table-cell>
          <table:table-cell office:value-type="float" office:value="53.463056">
            <text:p>53.463056</text:p>
          </table:table-cell>
          <table:table-cell office:value-type="float" office:value="-2.291389">
            <text:p>-2.2913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castle United</text:p>
          </table:table-cell>
          <table:table-cell office:value-type="string">
            <text:p>Newcastl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James' Park</text:p>
          </table:table-cell>
          <table:table-cell office:value-type="float" office:value="52405">
            <text:p>52405</text:p>
          </table:table-cell>
          <table:table-cell office:value-type="float" office:value="54.975556">
            <text:p>54.975556</text:p>
          </table:table-cell>
          <table:table-cell office:value-type="float" office:value="-1.621667">
            <text:p>-1.6216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orwich City</text:p>
          </table:table-cell>
          <table:table-cell office:value-type="string">
            <text:p>Nor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Carrow Road</text:p>
          </table:table-cell>
          <table:table-cell office:value-type="float" office:value="27033">
            <text:p>27033</text:p>
          </table:table-cell>
          <table:table-cell office:value-type="float" office:value="52.622222">
            <text:p>52.622222</text:p>
          </table:table-cell>
          <table:table-cell office:value-type="float" office:value="1.309167">
            <text:p>1.309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Southampt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. Mary's Stadium</text:p>
          </table:table-cell>
          <table:table-cell office:value-type="float" office:value="32689">
            <text:p>32689</text:p>
          </table:table-cell>
          <table:table-cell office:value-type="float" office:value="50.905833">
            <text:p>50.905833</text:p>
          </table:table-cell>
          <table:table-cell office:value-type="float" office:value="-1.391111">
            <text:p>-1.39111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oke City</text:p>
          </table:table-cell>
          <table:table-cell office:value-type="string">
            <text:p>Stoke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ritannia Stadium</text:p>
          </table:table-cell>
          <table:table-cell office:value-type="float" office:value="27740">
            <text:p>27740</text:p>
          </table:table-cell>
          <table:table-cell office:value-type="float" office:value="52.988333">
            <text:p>52.988333</text:p>
          </table:table-cell>
          <table:table-cell office:value-type="float" office:value="-2.175556">
            <text:p>-2.17555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Stadium of Light</text:p>
          </table:table-cell>
          <table:table-cell office:value-type="float" office:value="49000">
            <text:p>49000</text:p>
          </table:table-cell>
          <table:table-cell office:value-type="float" office:value="54.914444">
            <text:p>54.914444</text:p>
          </table:table-cell>
          <table:table-cell office:value-type="float" office:value="-1.388333">
            <text:p>-1.388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ansea City</text:p>
          </table:table-cell>
          <table:table-cell office:value-type="string">
            <text:p>Swansea</text:p>
          </table:table-cell>
          <table:table-cell office:value-type="string">
            <text:p>Wales</text:p>
          </table:table-cell>
          <table:table-cell office:value-type="string">
            <text:p>Premier League</text:p>
          </table:table-cell>
          <table:table-cell office:value-type="string">
            <text:p>Liberty Stadium</text:p>
          </table:table-cell>
          <table:table-cell office:value-type="float" office:value="20937">
            <text:p>20937</text:p>
          </table:table-cell>
          <table:table-cell office:value-type="float" office:value="51.642778">
            <text:p>51.642778</text:p>
          </table:table-cell>
          <table:table-cell office:value-type="float" office:value="-3.934722">
            <text:p>-3.934722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ottenham Hotspur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White Hart Lane</text:p>
          </table:table-cell>
          <table:table-cell office:value-type="float" office:value="36284">
            <text:p>36284</text:p>
          </table:table-cell>
          <table:table-cell office:value-type="float" office:value="51.603333">
            <text:p>51.603333</text:p>
          </table:table-cell>
          <table:table-cell office:value-type="float" office:value="-0.065833">
            <text:p>-0.0658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Watford</text:p>
          </table:table-cell>
          <table:table-cell office:value-type="string">
            <text:p>Watford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Vicarage Road</text:p>
          </table:table-cell>
          <table:table-cell office:value-type="float" office:value="21577">
            <text:p>21577</text:p>
          </table:table-cell>
          <table:table-cell office:value-type="float" office:value="51.65">
            <text:p>51.65</text:p>
          </table:table-cell>
          <table:table-cell office:value-type="float" office:value="-0.401667">
            <text:p>-0.40166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West Bromwich Albion</text:p>
          </table:table-cell>
          <table:table-cell office:value-type="string">
            <text:p>West Bromwich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The Hawthorns</text:p>
          </table:table-cell>
          <table:table-cell office:value-type="float" office:value="26445">
            <text:p>26445</text:p>
          </table:table-cell>
          <table:table-cell office:value-type="float" office:value="52.509167">
            <text:p>52.509167</text:p>
          </table:table-cell>
          <table:table-cell office:value-type="float" office:value="-1.9638889">
            <text:p>-1.96388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st Ham United</text:p>
          </table:table-cell>
          <table:table-cell office:value-type="string">
            <text:p>London</text:p>
          </table:table-cell>
          <table:table-cell office:value-type="string">
            <text:p>England</text:p>
          </table:table-cell>
          <table:table-cell office:value-type="string">
            <text:p>Premier League</text:p>
          </table:table-cell>
          <table:table-cell office:value-type="string">
            <text:p>Boleyn Ground</text:p>
          </table:table-cell>
          <table:table-cell office:value-type="float" office:value="35345">
            <text:p>35345</text:p>
          </table:table-cell>
          <table:table-cell office:value-type="float" office:value="51.531944">
            <text:p>51.531944</text:p>
          </table:table-cell>
          <table:table-cell office:value-type="float" office:value="0.039444">
            <text:p>0.03944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1. FC Koln</text:p>
          </table:table-cell>
          <table:table-cell office:value-type="string">
            <text:p>Cologne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RheinEnergieStadion</text:p>
          </table:table-cell>
          <table:table-cell office:value-type="float" office:value="50000">
            <text:p>50000</text:p>
          </table:table-cell>
          <table:table-cell office:value-type="float" office:value="50.9334609">
            <text:p>50.9334609</text:p>
          </table:table-cell>
          <table:table-cell office:value-type="float" office:value="6.872958">
            <text:p>6.87295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1899 Hoffenheim</text:p>
          </table:table-cell>
          <table:table-cell office:value-type="string">
            <text:p>Sinsheim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irsol Rhein-Neckar-Arena</text:p>
          </table:table-cell>
          <table:table-cell office:value-type="float" office:value="30150">
            <text:p>30150</text:p>
          </table:table-cell>
          <table:table-cell office:value-type="float" office:value="49.2380877">
            <text:p>49.2380877</text:p>
          </table:table-cell>
          <table:table-cell office:value-type="float" office:value="8.885636">
            <text:p>8.88563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ayer Leverkusen</text:p>
          </table:table-cell>
          <table:table-cell office:value-type="string">
            <text:p>Leverkus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BayArena</text:p>
          </table:table-cell>
          <table:table-cell office:value-type="float" office:value="30210">
            <text:p>30210</text:p>
          </table:table-cell>
          <table:table-cell office:value-type="float" office:value="51.0382091">
            <text:p>51.0382091</text:p>
          </table:table-cell>
          <table:table-cell office:value-type="float" office:value="7.0000679">
            <text:p>7.000067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ayern Munich</text:p>
          </table:table-cell>
          <table:table-cell office:value-type="string">
            <text:p>Muni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llianz Arena</text:p>
          </table:table-cell>
          <table:table-cell office:value-type="float" office:value="75000">
            <text:p>75000</text:p>
          </table:table-cell>
          <table:table-cell office:value-type="float" office:value="48.2187997">
            <text:p>48.2187997</text:p>
          </table:table-cell>
          <table:table-cell office:value-type="float" office:value="11.6225185">
            <text:p>11.622518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orussia Dortmund</text:p>
          </table:table-cell>
          <table:table-cell office:value-type="string">
            <text:p>Dortmund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ignal Iduna Park</text:p>
          </table:table-cell>
          <table:table-cell office:value-type="float" office:value="81359">
            <text:p>81359</text:p>
          </table:table-cell>
          <table:table-cell office:value-type="float" office:value="51.4925888">
            <text:p>51.4925888</text:p>
          </table:table-cell>
          <table:table-cell office:value-type="float" office:value="7.4496687">
            <text:p>7.449668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russia Monchengladbach</text:p>
          </table:table-cell>
          <table:table-cell office:value-type="string">
            <text:p>Monchengladbach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Stadion im Borussia-Park</text:p>
          </table:table-cell>
          <table:table-cell office:value-type="float" office:value="54010">
            <text:p>54010</text:p>
          </table:table-cell>
          <table:table-cell office:value-type="float" office:value="51.1745698">
            <text:p>51.1745698</text:p>
          </table:table-cell>
          <table:table-cell office:value-type="float" office:value="6.3833168">
            <text:p>6.383316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armstadt 98</text:p>
          </table:table-cell>
          <table:table-cell office:value-type="string">
            <text:p>Darm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k-Stadion am Bollenfalltor</text:p>
          </table:table-cell>
          <table:table-cell office:value-type="float" office:value="17000">
            <text:p>17000</text:p>
          </table:table-cell>
          <table:table-cell office:value-type="float" office:value="49.857722">
            <text:p>49.857722</text:p>
          </table:table-cell>
          <table:table-cell office:value-type="float" office:value="8.6701891">
            <text:p>8.670189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Eintracht Frankfurt</text:p>
          </table:table-cell>
          <table:table-cell office:value-type="string">
            <text:p>Frankfu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mmerzbank-Arena</text:p>
          </table:table-cell>
          <table:table-cell office:value-type="float" office:value="51500">
            <text:p>51500</text:p>
          </table:table-cell>
          <table:table-cell office:value-type="float" office:value="50.0685807">
            <text:p>50.0685807</text:p>
          </table:table-cell>
          <table:table-cell office:value-type="float" office:value="8.6432833">
            <text:p>8.643283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FC Augsburg</text:p>
          </table:table-cell>
          <table:table-cell office:value-type="string">
            <text:p>Aug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WK ARENA</text:p>
          </table:table-cell>
          <table:table-cell office:value-type="float" office:value="30660">
            <text:p>30660</text:p>
          </table:table-cell>
          <table:table-cell office:value-type="float" office:value="48.323139">
            <text:p>48.323139</text:p>
          </table:table-cell>
          <table:table-cell office:value-type="float" office:value="10.886">
            <text:p>10.88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FC Ingolstadt</text:p>
          </table:table-cell>
          <table:table-cell office:value-type="string">
            <text:p>Ingolstad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Audi-Sportpark</text:p>
          </table:table-cell>
          <table:table-cell office:value-type="float" office:value="15000">
            <text:p>15000</text:p>
          </table:table-cell>
          <table:table-cell office:value-type="float" office:value="48.7454622">
            <text:p>48.7454622</text:p>
          </table:table-cell>
          <table:table-cell office:value-type="float" office:value="11.4810349">
            <text:p>11.4810349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Hamburger SV</text:p>
          </table:table-cell>
          <table:table-cell office:value-type="string">
            <text:p>Ham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parkstadion</text:p>
          </table:table-cell>
          <table:table-cell office:value-type="float" office:value="57000">
            <text:p>57000</text:p>
          </table:table-cell>
          <table:table-cell office:value-type="float" office:value="53.5871279">
            <text:p>53.5871279</text:p>
          </table:table-cell>
          <table:table-cell office:value-type="float" office:value="9.8964117">
            <text:p>9.896411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Hannover 96</text:p>
          </table:table-cell>
          <table:table-cell office:value-type="string">
            <text:p>Hanover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HDI-Arena</text:p>
          </table:table-cell>
          <table:table-cell office:value-type="float" office:value="49000">
            <text:p>49000</text:p>
          </table:table-cell>
          <table:table-cell office:value-type="float" office:value="52.3600211">
            <text:p>52.3600211</text:p>
          </table:table-cell>
          <table:table-cell office:value-type="float" office:value="9.7290051">
            <text:p>9.729005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Hertha BSC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Olympiastadion</text:p>
          </table:table-cell>
          <table:table-cell office:value-type="float" office:value="74475">
            <text:p>74475</text:p>
          </table:table-cell>
          <table:table-cell office:value-type="float" office:value="52.5146971">
            <text:p>52.5146971</text:p>
          </table:table-cell>
          <table:table-cell office:value-type="float" office:value="13.2373099">
            <text:p>13.23730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inz 05</text:p>
          </table:table-cell>
          <table:table-cell office:value-type="string">
            <text:p>Mainz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Coface Arena</text:p>
          </table:table-cell>
          <table:table-cell office:value-type="float" office:value="34000">
            <text:p>34000</text:p>
          </table:table-cell>
          <table:table-cell office:value-type="float" office:value="49.9839442">
            <text:p>49.9839442</text:p>
          </table:table-cell>
          <table:table-cell office:value-type="float" office:value="8.2222116">
            <text:p>8.222211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chalke 04</text:p>
          </table:table-cell>
          <table:table-cell office:value-type="string">
            <text:p>Gelsenkirch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eltins-Arena</text:p>
          </table:table-cell>
          <table:table-cell office:value-type="float" office:value="62271">
            <text:p>62271</text:p>
          </table:table-cell>
          <table:table-cell office:value-type="float" office:value="51.5546309">
            <text:p>51.5546309</text:p>
          </table:table-cell>
          <table:table-cell office:value-type="float" office:value="7.0653375">
            <text:p>7.065337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VfB Stuttgart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Mercedes-Benz Arena</text:p>
          </table:table-cell>
          <table:table-cell office:value-type="float" office:value="60441">
            <text:p>60441</text:p>
          </table:table-cell>
          <table:table-cell office:value-type="float" office:value="48.7922577">
            <text:p>48.7922577</text:p>
          </table:table-cell>
          <table:table-cell office:value-type="float" office:value="9.2298913">
            <text:p>9.229891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VfL Wolfsburg</text:p>
          </table:table-cell>
          <table:table-cell office:value-type="string">
            <text:p>Wolfsburg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Volkswagen Arena</text:p>
          </table:table-cell>
          <table:table-cell office:value-type="float" office:value="30000">
            <text:p>30000</text:p>
          </table:table-cell>
          <table:table-cell office:value-type="float" office:value="52.432639">
            <text:p>52.432639</text:p>
          </table:table-cell>
          <table:table-cell office:value-type="float" office:value="10.8017003">
            <text:p>10.80170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Werder Bremen</text:p>
          </table:table-cell>
          <table:table-cell office:value-type="string">
            <text:p>Bremen</text:p>
          </table:table-cell>
          <table:table-cell office:value-type="string">
            <text:p>Germany</text:p>
          </table:table-cell>
          <table:table-cell office:value-type="string">
            <text:p>Bundesliga</text:p>
          </table:table-cell>
          <table:table-cell office:value-type="string">
            <text:p>Weserstadion</text:p>
          </table:table-cell>
          <table:table-cell office:value-type="float" office:value="42100">
            <text:p>42100</text:p>
          </table:table-cell>
          <table:table-cell office:value-type="float" office:value="53.0664328">
            <text:p>53.0664328</text:p>
          </table:table-cell>
          <table:table-cell office:value-type="float" office:value="8.8354165">
            <text:p>8.83541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tletico Bilbao</text:p>
          </table:table-cell>
          <table:table-cell office:value-type="string">
            <text:p>Bilba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San Mames</text:p>
          </table:table-cell>
          <table:table-cell office:value-type="float" office:value="53289">
            <text:p>53289</text:p>
          </table:table-cell>
          <table:table-cell office:value-type="float" office:value="43.2643372">
            <text:p>43.2643372</text:p>
          </table:table-cell>
          <table:table-cell office:value-type="float" office:value="-2.9488527">
            <text:p>-2.948852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tletico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Vincente Calderon Stadium</text:p>
          </table:table-cell>
          <table:table-cell office:value-type="float" office:value="54907">
            <text:p>54907</text:p>
          </table:table-cell>
          <table:table-cell office:value-type="float" office:value="40.4016875">
            <text:p>40.4016875</text:p>
          </table:table-cell>
          <table:table-cell office:value-type="float" office:value="-3.7203241">
            <text:p>-3.72032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 Nou</text:p>
          </table:table-cell>
          <table:table-cell office:value-type="float" office:value="99786">
            <text:p>99786</text:p>
          </table:table-cell>
          <table:table-cell office:value-type="float" office:value="41.3810288">
            <text:p>41.3810288</text:p>
          </table:table-cell>
          <table:table-cell office:value-type="float" office:value="2.1234421">
            <text:p>2.12344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al Betis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Benito Villamarin Stadium</text:p>
          </table:table-cell>
          <table:table-cell office:value-type="float" office:value="52500">
            <text:p>52500</text:p>
          </table:table-cell>
          <table:table-cell office:value-type="float" office:value="37.356525">
            <text:p>37.356525</text:p>
          </table:table-cell>
          <table:table-cell office:value-type="float" office:value="-5.9814946">
            <text:p>-5.981494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elta Vigo</text:p>
          </table:table-cell>
          <table:table-cell office:value-type="string">
            <text:p>Vigo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Balaidos</text:p>
          </table:table-cell>
          <table:table-cell office:value-type="float" office:value="29000">
            <text:p>29000</text:p>
          </table:table-cell>
          <table:table-cell office:value-type="float" office:value="42.2120166">
            <text:p>42.2120166</text:p>
          </table:table-cell>
          <table:table-cell office:value-type="float" office:value="-8.739913">
            <text:p>-8.73991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eportivo La Coruna</text:p>
          </table:table-cell>
          <table:table-cell office:value-type="string">
            <text:p>La Coru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iudad Deportiva de Riazor</text:p>
          </table:table-cell>
          <table:table-cell office:value-type="float" office:value="34639">
            <text:p>34639</text:p>
          </table:table-cell>
          <table:table-cell office:value-type="float" office:value="43.3686677">
            <text:p>43.3686677</text:p>
          </table:table-cell>
          <table:table-cell office:value-type="float" office:value="-8.4169471">
            <text:p>-8.416947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ibar</text:p>
          </table:table-cell>
          <table:table-cell office:value-type="string">
            <text:p>Eibar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Ipurua</text:p>
          </table:table-cell>
          <table:table-cell office:value-type="float" office:value="6300">
            <text:p>6300</text:p>
          </table:table-cell>
          <table:table-cell office:value-type="float" office:value="43.1817554">
            <text:p>43.1817554</text:p>
          </table:table-cell>
          <table:table-cell office:value-type="float" office:value="-2.4757003">
            <text:p>-2.4757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spanyol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rnella-El Prat Stadium</text:p>
          </table:table-cell>
          <table:table-cell office:value-type="float" office:value="40500">
            <text:p>40500</text:p>
          </table:table-cell>
          <table:table-cell office:value-type="float" office:value="41.3478567">
            <text:p>41.3478567</text:p>
          </table:table-cell>
          <table:table-cell office:value-type="float" office:value="2.0755592">
            <text:p>2.075559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etafe</text:p>
          </table:table-cell>
          <table:table-cell office:value-type="string">
            <text:p>Getafe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oliseum Alfonso Perez</text:p>
          </table:table-cell>
          <table:table-cell office:value-type="float" office:value="17393">
            <text:p>17393</text:p>
          </table:table-cell>
          <table:table-cell office:value-type="float" office:value="40.3258044">
            <text:p>40.3258044</text:p>
          </table:table-cell>
          <table:table-cell office:value-type="float" office:value="-3.714897">
            <text:p>-3.71489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Granad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Nuevo Estadio Los Carmenes</text:p>
          </table:table-cell>
          <table:table-cell office:value-type="float" office:value="22524">
            <text:p>22524</text:p>
          </table:table-cell>
          <table:table-cell office:value-type="float" office:value="37.1528278">
            <text:p>37.1528278</text:p>
          </table:table-cell>
          <table:table-cell office:value-type="float" office:value="-3.5955279">
            <text:p>-3.595527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Las Palmas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Gran Canaria</text:p>
          </table:table-cell>
          <table:table-cell office:value-type="float" office:value="32150">
            <text:p>32150</text:p>
          </table:table-cell>
          <table:table-cell office:value-type="float" office:value="28.1003258">
            <text:p>28.1003258</text:p>
          </table:table-cell>
          <table:table-cell office:value-type="float" office:value="-15.4563594">
            <text:p>-15.456359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Levante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Ciutad de Valencia</text:p>
          </table:table-cell>
          <table:table-cell office:value-type="float" office:value="25534">
            <text:p>25534</text:p>
          </table:table-cell>
          <table:table-cell office:value-type="float" office:value="39.494661">
            <text:p>39.494661</text:p>
          </table:table-cell>
          <table:table-cell office:value-type="float" office:value="-0.3636539">
            <text:p>-0.36365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laga</text:p>
          </table:table-cell>
          <table:table-cell office:value-type="string">
            <text:p>Malag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La Rosaleda</text:p>
          </table:table-cell>
          <table:table-cell office:value-type="float" office:value="30044">
            <text:p>30044</text:p>
          </table:table-cell>
          <table:table-cell office:value-type="float" office:value="36.7340684">
            <text:p>36.7340684</text:p>
          </table:table-cell>
          <table:table-cell office:value-type="float" office:value="-4.4269562">
            <text:p>-4.42695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ayo Vallecano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Campo de Futbol de Vallecas</text:p>
          </table:table-cell>
          <table:table-cell office:value-type="float" office:value="14708">
            <text:p>14708</text:p>
          </table:table-cell>
          <table:table-cell office:value-type="float" office:value="40.3918746">
            <text:p>40.3918746</text:p>
          </table:table-cell>
          <table:table-cell office:value-type="float" office:value="-3.6586787">
            <text:p>-3.65867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eal Madrid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Santiago Bernabeu</text:p>
          </table:table-cell>
          <table:table-cell office:value-type="float" office:value="85454">
            <text:p>85454</text:p>
          </table:table-cell>
          <table:table-cell office:value-type="float" office:value="40.4530176">
            <text:p>40.4530176</text:p>
          </table:table-cell>
          <table:table-cell office:value-type="float" office:value="-3.6882862">
            <text:p>-3.688286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al Sociedad</text:p>
          </table:table-cell>
          <table:table-cell office:value-type="string">
            <text:p>San Sebastia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Anoeta Stadium</text:p>
          </table:table-cell>
          <table:table-cell office:value-type="float" office:value="32076">
            <text:p>32076</text:p>
          </table:table-cell>
          <table:table-cell office:value-type="float" office:value="43.3014584">
            <text:p>43.3014584</text:p>
          </table:table-cell>
          <table:table-cell office:value-type="float" office:value="-1.9730584">
            <text:p>-1.97305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evilla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Ramon Sanchez Pizjuan</text:p>
          </table:table-cell>
          <table:table-cell office:value-type="float" office:value="45500">
            <text:p>45500</text:p>
          </table:table-cell>
          <table:table-cell office:value-type="float" office:value="37.3840443">
            <text:p>37.3840443</text:p>
          </table:table-cell>
          <table:table-cell office:value-type="float" office:value="-5.9704806">
            <text:p>-5.97048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orting de Gijon</text:p>
          </table:table-cell>
          <table:table-cell office:value-type="string">
            <text:p>Gijon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El Molinon</text:p>
          </table:table-cell>
          <table:table-cell office:value-type="float" office:value="29029">
            <text:p>29029</text:p>
          </table:table-cell>
          <table:table-cell office:value-type="float" office:value="43.5362844">
            <text:p>43.5362844</text:p>
          </table:table-cell>
          <table:table-cell office:value-type="float" office:value="-5.6373074">
            <text:p>-5.63730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Valencia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stadio de Mestalla</text:p>
          </table:table-cell>
          <table:table-cell office:value-type="float" office:value="55000">
            <text:p>55000</text:p>
          </table:table-cell>
          <table:table-cell office:value-type="float" office:value="39.4745276">
            <text:p>39.4745276</text:p>
          </table:table-cell>
          <table:table-cell office:value-type="float" office:value="-0.3579619">
            <text:p>-0.357961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illarreal</text:p>
          </table:table-cell>
          <table:table-cell office:value-type="string">
            <text:p>Villareal</text:p>
          </table:table-cell>
          <table:table-cell office:value-type="string">
            <text:p>Spain</text:p>
          </table:table-cell>
          <table:table-cell office:value-type="string">
            <text:p>La Liga</text:p>
          </table:table-cell>
          <table:table-cell office:value-type="string">
            <text:p>El Madrigal</text:p>
          </table:table-cell>
          <table:table-cell office:value-type="float" office:value="24890">
            <text:p>24890</text:p>
          </table:table-cell>
          <table:table-cell office:value-type="float" office:value="39.9441243">
            <text:p>39.9441243</text:p>
          </table:table-cell>
          <table:table-cell office:value-type="float" office:value="-0.1031202">
            <text:p>-0.10312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eric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teca</text:p>
          </table:table-cell>
          <table:table-cell office:value-type="float" office:value="95000">
            <text:p>95000</text:p>
          </table:table-cell>
          <table:table-cell office:value-type="float" office:value="19.3029569">
            <text:p>19.3029569</text:p>
          </table:table-cell>
          <table:table-cell office:value-type="float" office:value="-99.150517">
            <text:p>-99.1505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tlas</text:p>
          </table:table-cell>
          <table:table-cell office:value-type="string">
            <text:p>Guadalajar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alisco</text:p>
          </table:table-cell>
          <table:table-cell office:value-type="float" office:value="56713">
            <text:p>56713</text:p>
          </table:table-cell>
          <table:table-cell office:value-type="float" office:value="20.7051502">
            <text:p>20.7051502</text:p>
          </table:table-cell>
          <table:table-cell office:value-type="float" office:value="-103.3281125">
            <text:p>-103.32811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iapas</text:p>
          </table:table-cell>
          <table:table-cell office:value-type="string">
            <text:p>Tuxtla Gutierrez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Zoque Victor Manuel Reyna</text:p>
          </table:table-cell>
          <table:table-cell office:value-type="float" office:value="24290">
            <text:p>24290</text:p>
          </table:table-cell>
          <table:table-cell office:value-type="float" office:value="16.7627554">
            <text:p>16.7627554</text:p>
          </table:table-cell>
          <table:table-cell office:value-type="float" office:value="-93.0962401">
            <text:p>-93.09624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ruz Azul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Azul</text:p>
          </table:table-cell>
          <table:table-cell office:value-type="float" office:value="33042">
            <text:p>33042</text:p>
          </table:table-cell>
          <table:table-cell office:value-type="float" office:value="19.3835127">
            <text:p>19.3835127</text:p>
          </table:table-cell>
          <table:table-cell office:value-type="float" office:value="-99.1784585">
            <text:p>-99.17845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uadalajara</text:p>
          </table:table-cell>
          <table:table-cell office:value-type="string">
            <text:p>Zapop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mnilife</text:p>
          </table:table-cell>
          <table:table-cell office:value-type="float" office:value="46232">
            <text:p>46232</text:p>
          </table:table-cell>
          <table:table-cell office:value-type="float" office:value="20.6818216">
            <text:p>20.6818216</text:p>
          </table:table-cell>
          <table:table-cell office:value-type="float" office:value="-103.4626348">
            <text:p>-103.46263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L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eon Stadium</text:p>
          </table:table-cell>
          <table:table-cell office:value-type="float" office:value="31297">
            <text:p>31297</text:p>
          </table:table-cell>
          <table:table-cell office:value-type="float" office:value="21.1156505">
            <text:p>21.1156505</text:p>
          </table:table-cell>
          <table:table-cell office:value-type="float" office:value="-101.6577565">
            <text:p>-101.65775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Monterre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BVA Bancomer</text:p>
          </table:table-cell>
          <table:table-cell office:value-type="float" office:value="51000">
            <text:p>51000</text:p>
          </table:table-cell>
          <table:table-cell office:value-type="float" office:value="25.6690874">
            <text:p>25.6690874</text:p>
          </table:table-cell>
          <table:table-cell office:value-type="float" office:value="-100.2446171">
            <text:p>-100.2446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orelia</text:p>
          </table:table-cell>
          <table:table-cell office:value-type="string">
            <text:p>Moreli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Jose Maria Morelos y Pavon</text:p>
          </table:table-cell>
          <table:table-cell office:value-type="float" office:value="35000">
            <text:p>35000</text:p>
          </table:table-cell>
          <table:table-cell office:value-type="float" office:value="19.7187932">
            <text:p>19.7187932</text:p>
          </table:table-cell>
          <table:table-cell office:value-type="float" office:value="-101.2333357">
            <text:p>-101.23333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chuca</text:p>
          </table:table-cell>
          <table:table-cell office:value-type="string">
            <text:p>Pach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Hidalgo</text:p>
          </table:table-cell>
          <table:table-cell office:value-type="float" office:value="30000">
            <text:p>30000</text:p>
          </table:table-cell>
          <table:table-cell office:value-type="float" office:value="20.1052313">
            <text:p>20.1052313</text:p>
          </table:table-cell>
          <table:table-cell office:value-type="float" office:value="-98.7563503">
            <text:p>-98.75635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uebla</text:p>
          </table:table-cell>
          <table:table-cell office:value-type="string">
            <text:p>Puebla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uauhtemoc</text:p>
          </table:table-cell>
          <table:table-cell office:value-type="float" office:value="50754">
            <text:p>50754</text:p>
          </table:table-cell>
          <table:table-cell office:value-type="float" office:value="19.0778748">
            <text:p>19.0778748</text:p>
          </table:table-cell>
          <table:table-cell office:value-type="float" office:value="-98.1647752">
            <text:p>-98.164775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Queretaro</text:p>
          </table:table-cell>
          <table:table-cell office:value-type="string">
            <text:p>Queretar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La Corregidora Stadium</text:p>
          </table:table-cell>
          <table:table-cell office:value-type="float" office:value="34045">
            <text:p>34045</text:p>
          </table:table-cell>
          <table:table-cell office:value-type="float" office:value="20.5777215">
            <text:p>20.5777215</text:p>
          </table:table-cell>
          <table:table-cell office:value-type="float" office:value="-100.3661137">
            <text:p>-100.36611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tos Laguna</text:p>
          </table:table-cell>
          <table:table-cell office:value-type="string">
            <text:p>Torreo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Corona</text:p>
          </table:table-cell>
          <table:table-cell office:value-type="float" office:value="31000">
            <text:p>31000</text:p>
          </table:table-cell>
          <table:table-cell office:value-type="float" office:value="25.6287156">
            <text:p>25.6287156</text:p>
          </table:table-cell>
          <table:table-cell office:value-type="float" office:value="-103.3798973">
            <text:p>-103.379897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naloa</text:p>
          </table:table-cell>
          <table:table-cell office:value-type="string">
            <text:p>Culiacan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Banorte</text:p>
          </table:table-cell>
          <table:table-cell office:value-type="float" office:value="17898">
            <text:p>17898</text:p>
          </table:table-cell>
          <table:table-cell office:value-type="float" office:value="24.830369">
            <text:p>24.830369</text:p>
          </table:table-cell>
          <table:table-cell office:value-type="float" office:value="-107.4044103">
            <text:p>-107.40441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ijuan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Caliente</text:p>
          </table:table-cell>
          <table:table-cell office:value-type="float" office:value="27333">
            <text:p>27333</text:p>
          </table:table-cell>
          <table:table-cell office:value-type="float" office:value="32.506038">
            <text:p>32.506038</text:p>
          </table:table-cell>
          <table:table-cell office:value-type="float" office:value="-116.9928718">
            <text:p>-116.992871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luca</text:p>
          </table:table-cell>
          <table:table-cell office:value-type="string">
            <text:p>Toluc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Nemesio Diez</text:p>
          </table:table-cell>
          <table:table-cell office:value-type="float" office:value="18651">
            <text:p>18651</text:p>
          </table:table-cell>
          <table:table-cell office:value-type="float" office:value="19.2874363">
            <text:p>19.2874363</text:p>
          </table:table-cell>
          <table:table-cell office:value-type="float" office:value="-99.6664122">
            <text:p>-99.666412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ANL</text:p>
          </table:table-cell>
          <table:table-cell office:value-type="string">
            <text:p>San Nicolas de los Garza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Universitario</text:p>
          </table:table-cell>
          <table:table-cell office:value-type="float" office:value="42000">
            <text:p>42000</text:p>
          </table:table-cell>
          <table:table-cell office:value-type="float" office:value="25.722428">
            <text:p>25.722428</text:p>
          </table:table-cell>
          <table:table-cell office:value-type="float" office:value="-100.3119474">
            <text:p>-100.31194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UNAM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Olimpico Universitario</text:p>
          </table:table-cell>
          <table:table-cell office:value-type="float" office:value="52000">
            <text:p>52000</text:p>
          </table:table-cell>
          <table:table-cell office:value-type="float" office:value="19.3318973">
            <text:p>19.3318973</text:p>
          </table:table-cell>
          <table:table-cell office:value-type="float" office:value="-99.19177">
            <text:p>-99.1917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eracruz</text:p>
          </table:table-cell>
          <table:table-cell office:value-type="string">
            <text:p>Veracruz City</text:p>
          </table:table-cell>
          <table:table-cell office:value-type="string">
            <text:p>Mexico</text:p>
          </table:table-cell>
          <table:table-cell office:value-type="string">
            <text:p>Liga MX</text:p>
          </table:table-cell>
          <table:table-cell office:value-type="string">
            <text:p>Estadio Luis “Pirata” de la Fuente</text:p>
          </table:table-cell>
          <table:table-cell office:value-type="float" office:value="28703">
            <text:p>28703</text:p>
          </table:table-cell>
          <table:table-cell office:value-type="float" office:value="19.164342">
            <text:p>19.164342</text:p>
          </table:table-cell>
          <table:table-cell office:value-type="float" office:value="-96.1247743">
            <text:p>-96.124774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41:Sheet1.I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2/22/2016</text:date>, <text:time>21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Lammers</meta:initial-creator>
    <meta:creation-date>2016-02-18T20:58:47.60</meta:creation-date>
    <dc:date>2016-02-22T21:31:11.35</dc:date>
    <dc:creator>Matt Lammers</dc:creator>
    <meta:editing-duration>PT11H26M59S</meta:editing-duration>
    <meta:editing-cycles>14</meta:editing-cycles>
    <meta:generator>OpenOffice/4.1.1$Win32 OpenOffice.org_project/411m6$Build-9775</meta:generator>
    <meta:document-statistic meta:table-count="3" meta:cell-count="864" meta:object-count="0"/>
  </office:meta>
</office:document-meta>
</file>